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or.addSecurity( WebXml theWebXm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director.setRoles( String the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director.se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Redirecto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Mapping( String the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